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b7205" officeooo:paragraph-rsid="0032694d"/>
    </style:style>
    <style:style style:name="P10" style:family="paragraph" style:parent-style-name="Table_20_Contents">
      <style:text-properties officeooo:rsid="001b7205" officeooo:paragraph-rsid="00344e38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able_20_Contents">
      <style:text-properties officeooo:paragraph-rsid="00132996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35b93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fo:font-size="12pt" officeooo:rsid="003bcecd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officeooo:rsid="0028633e"/>
    </style:style>
    <style:style style:name="T14" style:family="text">
      <style:text-properties fo:font-size="14pt" officeooo:rsid="001b7205" style:font-size-asian="14pt" style:font-size-complex="14pt"/>
    </style:style>
    <style:style style:name="T15" style:family="text">
      <style:text-properties fo:font-size="14pt" officeooo:rsid="00079aa8" style:font-size-asian="14pt" style:font-size-complex="14pt"/>
    </style:style>
    <style:style style:name="T16" style:family="text">
      <style:text-properties fo:font-size="14pt" officeooo:rsid="002dad21" style:font-size-asian="14pt" style:font-size-complex="14pt"/>
    </style:style>
    <style:style style:name="T17" style:family="text">
      <style:text-properties fo:font-size="14pt" officeooo:rsid="002e1f4c" style:font-size-asian="14pt" style:font-size-complex="14pt"/>
    </style:style>
    <style:style style:name="T18" style:family="text">
      <style:text-properties fo:font-size="14pt" officeooo:rsid="003bcecd" style:font-size-asian="14pt" style:font-size-complex="14pt"/>
    </style:style>
    <style:style style:name="T19" style:family="text">
      <style:text-properties fo:font-size="14pt" officeooo:rsid="003da85c" style:font-size-asian="14pt" style:font-size-complex="14pt"/>
    </style:style>
    <style:style style:name="T20" style:family="text">
      <style:text-properties officeooo:rsid="002aee4a"/>
    </style:style>
    <style:style style:name="T21" style:family="text">
      <style:text-properties officeooo:rsid="002e1f4c"/>
    </style:style>
    <style:style style:name="T22" style:family="text">
      <style:text-properties officeooo:rsid="002e2d3e"/>
    </style:style>
    <style:style style:name="T23" style:family="text">
      <style:text-properties officeooo:rsid="002faa2e"/>
    </style:style>
    <style:style style:name="T24" style:family="text">
      <style:text-properties officeooo:rsid="00310977"/>
    </style:style>
    <style:style style:name="T25" style:family="text">
      <style:text-properties officeooo:rsid="00325165"/>
    </style:style>
    <style:style style:name="T26" style:family="text">
      <style:text-properties officeooo:rsid="0032694d"/>
    </style:style>
    <style:style style:name="T27" style:family="text">
      <style:text-properties officeooo:rsid="00344e38"/>
    </style:style>
    <style:style style:name="T28" style:family="text">
      <style:text-properties officeooo:rsid="0036e770"/>
    </style:style>
    <style:style style:name="T29" style:family="text">
      <style:text-properties officeooo:rsid="0038e32b"/>
    </style:style>
    <style:style style:name="T30" style:family="text">
      <style:text-properties officeooo:rsid="003bb4e9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4"><text:span text:style-name="Strong_20_Emphasis"><text:span text:style-name="T19">Final </text:span></text:span><text:span text:style-name="Strong_20_Emphasis"><text:span text:style-name="T14">Exa</text:span></text:span><text:span text:style-name="Strong_20_Emphasis"><text:span text:style-name="T19">m</text:span></text:span><text:span text:style-name="Strong_20_Emphasis"><text:span text:style-name="T15"> </text:span></text:span><text:span text:style-name="Strong_20_Emphasis"><text:span text:style-name="T16">[Factor = </text:span></text:span><text:span text:style-name="Strong_20_Emphasis"><text:span text:style-name="T17">0.</text:span></text:span><text:span text:style-name="Strong_20_Emphasis"><text:span text:style-name="T16">]</text:span></text:span></text:p>
      <text:p text:style-name="P14"><text:span text:style-name="Strong_20_Emphasis"><text:span text:style-name="T4">Three (3) points awarded per subtask; subtasks evaluated on a scale of 0.0-1.0; </text:span></text:span><text:span text:style-name="Strong_20_Emphasis"><text:span text:style-name="T5">xx</text:span></text:span><text:span text:style-name="Strong_20_Emphasis"><text:span text:style-name="T4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7">Task 1 </text:span></text:span><text:span text:style-name="Strong_20_Emphasis"><text:span text:style-name="T28">(6 pts)</text:span></text:span><text:span text:style-name="Strong_20_Emphasis"><text:span text:style-name="T7">:</text:span></text:span></text:p>
                  <text:p text:style-name="P16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6"><text:span text:style-name="T21">One</text:span><text:span text:style-name="T8"> </text:span><text:span text:style-name="T9">response </text:span><text:span text:style-name="T21">is </text:span><text:span text:style-name="T8"><text:s/>provided: </text:span><text:span text:style-name="T9">a </text:span><text:span text:style-name="T21">translation of two paragraphs describing SOPs and their utility; </text:span><text:span text:style-name="T23">translation is highly accurate</text:span></text:p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; </text:span><text:span text:style-name="T23">translation </text:span><text:span text:style-name="T24">grammatical </text:span><text:span text:style-name="T23">quality is soli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; <text:span text:style-name="T23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9">Task 2 </text:span></text:span><text:span text:style-name="Strong_20_Emphasis"><text:span text:style-name="T28">(6 pts)</text:span></text:span><text:span text:style-name="Strong_20_Emphasis"><text:span text:style-name="T9">: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6"><text:span text:style-name="T21">One</text:span><text:span text:style-name="T8"> </text:span><text:span text:style-name="T9">response </text:span><text:span text:style-name="T21">is </text:span><text:span text:style-name="T8"><text:s/>provided: </text:span><text:span text:style-name="T9">a </text:span><text:span text:style-name="T21">translation of two paragraphs describing SOPs and their utility; </text:span><text:span text:style-name="T23">translation is highly accurate</text:span></text:p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; </text:span><text:span text:style-name="T23">translation </text:span><text:span text:style-name="T24">grammatical </text:span><text:span text:style-name="T23">quality is soli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; <text:span text:style-name="T23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13"><text:span text:style-name="Strong_20_Emphasis"><text:span text:style-name="T6">T</text:span></text:span><text:span text:style-name="Strong_20_Emphasis"><text:span text:style-name="T10">ask 3 </text:span></text:span><text:span text:style-name="Strong_20_Emphasis"><text:span text:style-name="T28">(6 pts)</text:span></text:span><text:span text:style-name="Strong_20_Emphasis"><text:span text:style-name="T10">:</text:span></text:span></text:p>
                  <text:p text:style-name="P19"><text:span text:style-name="Strong_20_Emphasis"/></text:p>
                </table:table-cell>
                <table:table-cell table:style-name="Table1.A1" office:value-type="string">
                  <text:p text:style-name="P8"><text:span text:style-name="T24">Six </text:span><text:span text:style-name="T9">responses </text:span><text:span text:style-name="T8">are provided: </text:span><text:span text:style-name="T24">relevant answers to each question; </text:span><text:span text:style-name="T29">answers are highly accurate</text:span></text:p>
                </table:table-cell>
                <table:table-cell table:style-name="Table1.A1" office:value-type="string">
                  <text:p text:style-name="P6"><text:span text:style-name="T8">Each of the </text:span><text:span text:style-name="T25">six</text:span><text:span text:style-name="T8"> a</text:span>ccount<text:span text:style-name="T8">s</text:span>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1">Each of the <text:span text:style-name="T25">six</text:span>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4 </text:span></text:span><text:span text:style-name="Strong_20_Emphasis"><text:span text:style-name="T28">(</text:span></text:span><text:span text:style-name="Strong_20_Emphasis"><text:span text:style-name="T30">9</text:span></text:span><text:span text:style-name="Strong_20_Emphasis"><text:span text:style-name="T28"> pts)</text:span></text:span><text:span text:style-name="Strong_20_Emphasis"><text:span text:style-name="T12">:</text:span></text:span></text:p>
                  <text:p text:style-name="P18"><text:span text:style-name="Strong_20_Emphasis"/></text:p>
                </table:table-cell>
                <table:table-cell table:style-name="Table1.A5" office:value-type="string">
                  <text:p text:style-name="P9"><text:span text:style-name="T26">21</text:span><text:span text:style-name="T8"> </text:span><text:span text:style-name="T9">responses </text:span><text:span text:style-name="T8">are provided: </text:span><text:span text:style-name="T27">definition and </text:span><text:span text:style-name="T21">translation of </text:span><text:span text:style-name="T27">21 technical terms; def.s / <text:s/></text:span><text:span text:style-name="T23">translation</text:span><text:span text:style-name="T27">s</text:span><text:span text:style-name="T23"> </text:span><text:span text:style-name="T27">are </text:span><text:span text:style-name="T23"><text:s/>highly accurate</text:span></text:p>
                </table:table-cell>
                <table:table-cell table:style-name="Table1.A5" office:value-type="string">
                  <text:p text:style-name="P10"><text:span text:style-name="T8">Each of the </text:span><text:span text:style-name="T27">21 def.s / translations </text:span>provide complete information; <text:span text:style-name="T23">translation </text:span><text:span text:style-name="T24">grammatical </text:span><text:span text:style-name="T23">quality is solid</text:span></text:p>
                </table:table-cell>
                <table:table-cell table:style-name="Table1.A5" office:value-type="string">
                  <text:p text:style-name="P11">Each of the <text:span text:style-name="T27">21 def.s / translations </text:span><text:s/>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5"><text:span text:style-name="Strong_20_Emphasis"><text:span text:style-name="T12">Task </text:span></text:span><text:span text:style-name="Strong_20_Emphasis"><text:span text:style-name="T13">5 </text:span></text:span><text:span text:style-name="Strong_20_Emphasis"><text:span text:style-name="T28">(3 pts)</text:span></text:span><text:span text:style-name="Strong_20_Emphasis"><text:span text:style-name="T12">:</text:span></text:span></text:p>
                  <text:p text:style-name="P18"><text:span text:style-name="Strong_20_Emphasis"/></text:p>
                </table:table-cell>
                <table:table-cell table:style-name="Table1.A1" office:value-type="string">
                  <text:p text:style-name="P10"><text:span text:style-name="T27">Instructor discretion</text:span><text:span text:style-name="T13"> </text:span></text:p>
                </table:table-cell>
                <table:table-cell table:style-name="Table1.A1" office:value-type="string">
                  <text:p text:style-name="P10"><text:span text:style-name="T27">Instructor discretion</text:span><text:span text:style-name="T13"> </text:span></text:p>
                </table:table-cell>
                <table:table-cell table:style-name="Table1.A1" office:value-type="string">
                  <text:p text:style-name="P10"><text:span text:style-name="T27">Instructor discretion</text:span><text:span text:style-name="T13"> </text:span>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42:35.476070276</dc:date>
    <meta:editing-duration>PT3H7M41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1" meta:paragraph-count="33" meta:word-count="273" meta:character-count="1893" meta:non-whitespace-character-count="1630"/>
  </office:meta>
</office:document-meta>
</file>